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A0000025B1D945B9F.jpg"/>
  <manifest:file-entry manifest:media-type="image/png" manifest:full-path="Pictures/10000201000004B00000044964704777.png"/>
  <manifest:file-entry manifest:media-type="image/jpeg" manifest:full-path="Pictures/100000000000080000000600AC3FC109.jpg"/>
  <manifest:file-entry manifest:media-type="image/jpeg" manifest:full-path="Pictures/1000000000000548000003E427A5B13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5.97cm" svg:height="4.5cm" svg:x="7.408cm" svg:y="5.35cm">
          <draw:image xlink:href="Pictures/100000000000080000000600AC3FC109.jpg" xlink:type="simple" xlink:show="embed" xlink:actuate="onLoad">
            <text:p/>
          </draw:image>
        </draw:frame>
        <draw:frame draw:style-name="gr2" draw:text-style-name="P2" draw:layer="layout" svg:width="4.07cm" svg:height="3cm" svg:x="8.358cm" svg:y="1.91cm">
          <draw:image xlink:href="Pictures/1000000000000548000003E427A5B13C.jpg" xlink:type="simple" xlink:show="embed" xlink:actuate="onLoad">
            <text:p/>
          </draw:image>
        </draw:frame>
        <draw:frame draw:style-name="gr2" draw:text-style-name="P2" draw:layer="layout" svg:width="4cm" svg:height="3.65cm" svg:x="8.393cm" svg:y="10.304cm">
          <draw:image xlink:href="Pictures/10000201000004B00000044964704777.png" xlink:type="simple" xlink:show="embed" xlink:actuate="onLoad">
            <text:p/>
          </draw:image>
        </draw:frame>
        <draw:frame draw:style-name="gr2" draw:text-style-name="P2" draw:layer="layout" svg:width="5cm" svg:height="4.53cm" svg:x="7.893cm" svg:y="14.566cm">
          <draw:image xlink:href="Pictures/100000000000029A0000025B1D945B9F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initial-creator>Matthias Vorwerk</meta:initial-creator>
    <meta:creation-date>2011-01-16T10:35:31</meta:creation-date>
    <dc:date>2011-03-17T23:03:08</dc:date>
    <meta:editing-cycles>20</meta:editing-cycles>
    <meta:editing-duration>PT04H14M28S</meta:editing-duration>
    <dc:creator>axel </dc:cre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